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paragraph-rsid="000aa928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officeooo:paragraph-rsid="000aa928"/>
    </style:style>
    <style:style style:name="P3" style:family="paragraph" style:parent-style-name="Standard">
      <style:paragraph-properties fo:text-align="start" style:justify-single-word="false"/>
      <style:text-properties style:font-name="Arial" officeooo:paragraph-rsid="000aa928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officeooo:rsid="000aa928" officeooo:paragraph-rsid="000aa928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officeooo:rsid="000aa928" officeooo:paragraph-rsid="000aaf17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officeooo:rsid="000aaf17" officeooo:paragraph-rsid="000aaf17" style:font-size-asian="14pt" style:font-size-complex="14pt"/>
    </style:style>
    <style:style style:name="P7" style:family="paragraph" style:parent-style-name="Standard">
      <style:paragraph-properties fo:line-height="115%" fo:text-align="start" style:justify-single-word="false"/>
      <style:text-properties style:font-name="Arial" fo:font-size="14pt" officeooo:rsid="000aaf17" officeooo:paragraph-rsid="000aaf17" style:font-size-asian="14pt" style:font-size-complex="14pt"/>
    </style:style>
    <style:style style:name="P8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font-name="Arial" officeooo:paragraph-rsid="000aaf17"/>
    </style:style>
    <style:style style:name="T1" style:family="text">
      <style:text-properties officeooo:rsid="000aa92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897b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0aa928" style:font-size-asian="14pt" style:font-size-complex="14pt"/>
    </style:style>
    <style:style style:name="T6" style:family="text">
      <style:text-properties fo:font-size="14pt" officeooo:rsid="000aaf17" style:font-size-asian="14pt" style:font-size-complex="14pt"/>
    </style:style>
    <style:style style:name="T7" style:family="text">
      <style:text-properties fo:font-size="14pt" officeooo:rsid="000b897b" style:font-size-asian="14pt" style:font-size-complex="14pt"/>
    </style:style>
    <style:style style:name="T8" style:family="text">
      <style:text-properties fo:font-size="14pt" fo:font-weight="bold" officeooo:rsid="000aa928" style:font-size-asian="14pt" style:font-weight-asian="bold" style:font-size-complex="14pt" style:font-weight-complex="bold"/>
    </style:style>
    <style:style style:name="T9" style:family="text">
      <style:text-properties officeooo:rsid="000aaf17"/>
    </style:style>
    <style:style style:name="T10" style:family="text">
      <style:text-properties officeooo:rsid="000b897b"/>
    </style:style>
    <style:style style:name="T11" style:family="text">
      <style:text-properties style:font-name="Arial" fo:font-size="14pt" style:font-size-asian="14pt" style:font-size-complex="14pt"/>
    </style:style>
    <style:style style:name="T12" style:family="text">
      <style:text-properties style:font-name="Arial" fo:font-size="14pt" officeooo:rsid="000aaf17" style:font-size-asian="14pt" style:font-size-complex="14pt"/>
    </style:style>
    <style:style style:name="T13" style:family="text">
      <style:text-properties style:font-name="Arial" fo:font-size="14pt" officeooo:rsid="000b897b" style:font-size-asian="14pt" style:font-size-complex="14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NISTÉRIO DA EDUCAÇÃO </text:p>
      <text:p text:style-name="P1">UNIVERSIDADE FEDERAL DO PIAUÍ </text:p>
      <text:p text:style-name="P1">CAMPUS SENADOR HELVÍDIO NUNES DE BARROS</text:p>
      <text:p text:style-name="P2"><text:s/>Bacharelado em Sistemas de Informação</text:p>
      <text:p text:style-name="P2"><text:s/>Prof. <text:span text:style-name="T1">Glauber Dias Gonçalves</text:span></text:p>
      <text:p text:style-name="P2"><text:s/>Disciplina: <text:span text:style-name="T1">Algorítimos e Programação II</text:span></text:p>
      <text:p text:style-name="P2">Aluno(a): Augusto Almondes Teixeira. </text:p>
      <text:p text:style-name="P3"><text:span text:style-name="T5"/></text:p>
      <text:p text:style-name="P3"><text:span text:style-name="T5"/></text:p>
      <text:p text:style-name="P3"><text:span text:style-name="T8">1.</text:span><text:span text:style-name="T5"> Resultado da Avaliação</text:span></text:p>
      <text:p text:style-name="P4"><text:tab/></text:p>
      <text:p text:style-name="P4"><text:span text:style-name="T10"><text:tab/></text:span><text:span text:style-name="T3">1</text:span><text:span text:style-name="T2">.</text:span><text:span text:style-name="T3">1</text:span><text:span text:style-name="T10"> </text:span>Comparação (Melhor caso)</text:p>
      <text:p text:style-name="P4"/>
      <text:p text:style-name="P4"><draw:frame draw:style-name="fr1" draw:name="Objeto1" text:anchor-type="char" svg:x="4.159cm" svg:y="0.078cm" svg:width="8.682cm" svg:height="4.687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0"><text:tab/></text:span><text:span text:style-name="T3">1.2</text:span><text:span text:style-name="T10"> </text:span>Movimentação (Melhor caso)</text:p>
      <text:p text:style-name="P4"/>
      <text:p text:style-name="P4"><draw:frame draw:style-name="fr1" draw:name="Objeto2" text:anchor-type="char" svg:x="3.762cm" svg:y="0.092cm" svg:width="9.264cm" svg:height="4.881cm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0"><text:tab/></text:span><text:span text:style-name="T3">1.3 </text:span>Comparação (Médio caso)</text:p>
      <text:p text:style-name="P4"><draw:frame draw:style-name="fr1" draw:name="Objeto3" text:anchor-type="char" svg:x="4.098cm" svg:y="0.416cm" svg:width="8.618cm" svg:height="4.65cm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<text:span text:style-name="T9"><text:tab/></text:span><text:span text:style-name="T3">1.4</text:span><text:span text:style-name="T10"> </text:span><text:span text:style-name="T9">Moviment</text:span>ação (Médio caso)</text:p>
      <text:p text:style-name="P5"/>
      <text:p text:style-name="P5"><draw:frame draw:style-name="fr1" draw:name="Objeto4" text:anchor-type="char" svg:x="4.013cm" svg:y="0.007cm" svg:width="9.019cm" svg:height="4.741cm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span text:style-name="T3">1.5</text:span><text:span text:style-name="T10"> </text:span>Comparação (<text:span text:style-name="T9">Pior</text:span> caso)</text:p>
      <text:p text:style-name="P5"/>
      <text:p text:style-name="P5"><draw:frame draw:style-name="fr1" draw:name="Objeto5" text:anchor-type="char" svg:x="4.292cm" svg:y="0.06cm" svg:width="8.417cm" svg:height="5.343cm" draw:z-index="2"><draw:object xlink:href="./Object 5" xlink:type="simple" xlink:show="embed" xlink:actuate="onLoad"/><draw:image xlink:href="./ObjectReplacements/Object 5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9"><text:tab/></text:span><text:span text:style-name="T3">1.6 </text:span><text:span text:style-name="T9">Moviment</text:span>ação (<text:span text:style-name="T9">Pior</text:span> caso)</text:p>
      <text:p text:style-name="P5"><draw:frame draw:style-name="fr1" draw:name="Objeto6" text:anchor-type="char" svg:x="4.292cm" svg:y="0.483cm" svg:width="8.419cm" svg:height="5.216cm" draw:z-index="3"><draw:object xlink:href="./Object 6" xlink:type="simple" xlink:show="embed" xlink:actuate="onLoad"/><draw:image xlink:href="./ObjectReplacements/Object 6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><text:span text:style-name="T2">2.</text:span> Relatório</text:p>
      <text:p text:style-name="P7"/>
      <text:p text:style-name="P8"><text:span text:style-name="T6">Ao comparar o resultado encontrado na resolução da atividade (7 e 8), foi possível formular gráficos. </text:span><text:span text:style-name="T7">Na interpretação dos mesmos, notou-se que os resultados se comparam com os </text:span><text:span text:style-name="T4">resultados esperados (teóricos) das equações apresentadas </text:span><text:span text:style-name="T7">nas aulas sobre métodos de ordenação elementare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5T11:17:06.884000000</meta:creation-date>
    <dc:date>2022-04-05T11:53:20.792000000</dc:date>
    <meta:editing-duration>PT7M21S</meta:editing-duration>
    <meta:editing-cycles>1</meta:editing-cycles>
    <meta:document-statistic meta:table-count="0" meta:image-count="0" meta:object-count="6" meta:page-count="2" meta:paragraph-count="17" meta:word-count="102" meta:character-count="733" meta:non-whitespace-character-count="634"/>
    <meta:generator>LibreOffice/7.3.2.2$Windows_X86_64 LibreOffice_project/49f2b1bff42cfccbd8f788c8dc32c1c309559be0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/>
      <style:graphic-properties svg:stroke-width="0.08cm" svg:stroke-color="#ffd320" draw:fill-color="#ffd320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8.681cm" svg:height="4.686cm" xlink:href="." xlink:type="simple" chart:class="chart:line" chart:style-name="ch1">
        <chart:legend chart:legend-position="end" svg:x="5.961cm" svg:y="1.537cm" style:legend-expansion="high" chart:style-name="ch2"/>
        <chart:plot-area chart:style-name="ch3" chart:data-source-has-labels="both" svg:x="1.174cm" svg:y="0.093cm" svg:width="4.614cm" svg:height="3.529cm">
          <chart:coordinate-region svg:x="2.568cm" svg:y="0.295cm" svg:width="3.076cm" svg:height="2.253cm"/>
          <chart:axis chart:dimension="x" chart:name="primary-x" chart:style-name="ch4" chartooo:axis-type="auto">
            <chartooo:date-scale/>
            <chart:title svg:x="2.154cm" svg:y="3.715cm" chart:style-name="ch5">
              <text:p>Tamanho do Vetor</text:p>
            </chart:title>
            <chart:categories table:cell-range-address="local-table.$A$2:.$A$12"/>
          </chart:axis>
          <chart:axis chart:dimension="y" chart:name="primary-y" chart:style-name="ch6">
            <chart:title svg:x="0.451cm" svg:y="3.692cm" chart:style-name="ch7">
              <text:p>Número de Comparações</text:p>
            </chart:title>
            <chart:grid chart:style-name="ch8" chart:class="major"/>
          </chart:axis>
          <chart:series chart:style-name="ch9" chart:values-cell-range-address="local-table.$B$2:.$B$12" chart:label-cell-address="local-table.$B$1" chart:class="chart:line">
            <chart:data-point chart:repeated="11"/>
          </chart:series>
          <chart:series chart:style-name="ch10" chart:values-cell-range-address="local-table.$C$2:.$C$12" chart:label-cell-address="local-table.$C$1" chart:class="chart:line">
            <chart:data-point chart:repeated="11"/>
          </chart:series>
          <chart:series chart:style-name="ch11" chart:values-cell-range-address="local-table.$D$2:.$D$12" chart:label-cell-address="local-table.$D$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lha</text:p>
              </table:table-cell>
              <table:table-cell office:value-type="string">
                <text:p>Seleção</text:p>
              </table:table-cell>
              <table:table-cell office:value-type="string">
                <text:p>Inserção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950">
                <text:p>4950</text:p>
              </table:table-cell>
              <table:table-cell office:value-type="float" office:value="4950">
                <text:p>495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9900">
                <text:p>19900</text:p>
              </table:table-cell>
              <table:table-cell office:value-type="float" office:value="19900">
                <text:p>199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4850">
                <text:p>44850</text:p>
              </table:table-cell>
              <table:table-cell office:value-type="float" office:value="44850">
                <text:p>4485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79800">
                <text:p>79800</text:p>
              </table:table-cell>
              <table:table-cell office:value-type="float" office:value="79800">
                <text:p>7980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4750">
                <text:p>124750</text:p>
              </table:table-cell>
              <table:table-cell office:value-type="float" office:value="124750">
                <text:p>12475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79700">
                <text:p>179700</text:p>
              </table:table-cell>
              <table:table-cell office:value-type="float" office:value="179700">
                <text:p>17970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44650">
                <text:p>244650</text:p>
              </table:table-cell>
              <table:table-cell office:value-type="float" office:value="244650">
                <text:p>24465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19600">
                <text:p>319600</text:p>
              </table:table-cell>
              <table:table-cell office:value-type="float" office:value="319600">
                <text:p>319600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04550">
                <text:p>404550</text:p>
              </table:table-cell>
              <table:table-cell office:value-type="float" office:value="404550">
                <text:p>40455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99500">
                <text:p>499500</text:p>
              </table:table-cell>
              <table:table-cell office:value-type="float" office:value="499500">
                <text:p>499500</text:p>
              </table:table-cell>
              <table:table-cell office:value-type="float" office:value="999">
                <text:p>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/>
      <style:graphic-properties svg:stroke-width="0.08cm" svg:stroke-color="#ffd320" draw:fill-color="#ffd320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9.263cm" svg:height="4.88cm" xlink:href="." xlink:type="simple" chart:class="chart:line" chart:style-name="ch1">
        <chart:legend chart:legend-position="end" svg:x="6.564cm" svg:y="1.634cm" style:legend-expansion="high" chart:style-name="ch2"/>
        <chart:plot-area chart:style-name="ch3" chart:data-source-has-labels="both" svg:x="1.546cm" svg:y="0.097cm" svg:width="4.833cm" svg:height="3.715cm">
          <chart:coordinate-region svg:x="2.559cm" svg:y="0.097cm" svg:width="3.676cm" svg:height="2.641cm"/>
          <chart:axis chart:dimension="x" chart:name="primary-x" chart:style-name="ch4" chartooo:axis-type="auto">
            <chartooo:date-scale/>
            <chart:title svg:x="2.73cm" svg:y="3.909cm" chart:style-name="ch5">
              <text:p>Número do Vetor</text:p>
            </chart:title>
            <chart:categories table:cell-range-address="local-table.$A$2:.$A$12"/>
          </chart:axis>
          <chart:axis chart:dimension="y" chart:name="primary-y" chart:style-name="ch6">
            <chart:title svg:x="0.451cm" svg:y="3.715cm" chart:style-name="ch7">
              <text:p>Tamanho da Movimentação</text:p>
            </chart:title>
            <chart:grid chart:style-name="ch8" chart:class="major"/>
          </chart:axis>
          <chart:series chart:style-name="ch9" chart:values-cell-range-address="local-table.$B$2:.$B$12" chart:label-cell-address="local-table.$B$1" chart:class="chart:line">
            <chart:data-point chart:repeated="11"/>
          </chart:series>
          <chart:series chart:style-name="ch10" chart:values-cell-range-address="local-table.$C$2:.$C$12" chart:label-cell-address="local-table.$C$1" chart:class="chart:line">
            <chart:data-point chart:repeated="11"/>
          </chart:series>
          <chart:series chart:style-name="ch11" chart:values-cell-range-address="local-table.$D$2:.$D$12" chart:label-cell-address="local-table.$D$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lha</text:p>
              </table:table-cell>
              <table:table-cell office:value-type="string">
                <text:p>seleção</text:p>
              </table:table-cell>
              <table:table-cell office:value-type="string">
                <text:p>inserção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297">
                <text:p>29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597">
                <text:p>59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897">
                <text:p>897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1197">
                <text:p>1197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1497">
                <text:p>1497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1797">
                <text:p>1797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2097">
                <text:p>2097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2397">
                <text:p>2397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2697">
                <text:p>2697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2997">
                <text:p>2997</text:p>
              </table:table-cell>
              <table:table-cell office:value-type="float" office:value="1998">
                <text:p>19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family="Arial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style:text-position="0% 100%" fo:font-family="Arial" fo:font-size="9pt" style:font-size-asian="9pt" style:font-size-complex="9pt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/>
      <style:graphic-properties svg:stroke-width="0.08cm" svg:stroke-color="#ffd320" draw:fill-color="#ffd320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8.618cm" svg:height="4.649cm" xlink:href="." xlink:type="simple" chart:class="chart:line" chart:style-name="ch1">
        <chart:legend chart:legend-position="end" svg:x="5.898cm" svg:y="1.518cm" style:legend-expansion="high" chart:style-name="ch2"/>
        <chart:plot-area chart:style-name="ch3" chart:data-source-has-labels="both" svg:x="1.173cm" svg:y="0.092cm" svg:width="4.553cm" svg:height="3.494cm">
          <chart:coordinate-region svg:x="2.567cm" svg:y="0.294cm" svg:width="3.015cm" svg:height="2.218cm"/>
          <chart:axis chart:dimension="x" chart:name="primary-x" chart:style-name="ch4" chartooo:axis-type="auto">
            <chartooo:date-scale/>
            <chart:title svg:x="2.143cm" svg:y="3.678cm" chart:style-name="ch5">
              <text:p>Tamanho do vetor</text:p>
            </chart:title>
            <chart:categories table:cell-range-address="local-table.$A$2:.$A$12"/>
            <chart:grid chart:style-name="ch6" chart:class="major"/>
          </chart:axis>
          <chart:axis chart:dimension="y" chart:name="primary-y" chart:style-name="ch7">
            <chart:title svg:x="0.451cm" svg:y="3.674cm" chart:style-name="ch8">
              <text:p>Número de Comparações</text:p>
            </chart:title>
            <chart:grid chart:style-name="ch6" chart:class="major"/>
          </chart:axis>
          <chart:series chart:style-name="ch9" chart:values-cell-range-address="local-table.$B$2:.$B$12" chart:label-cell-address="local-table.$B$1" chart:class="chart:line">
            <chart:data-point chart:repeated="11"/>
          </chart:series>
          <chart:series chart:style-name="ch10" chart:values-cell-range-address="local-table.$C$2:.$C$12" chart:label-cell-address="local-table.$C$1" chart:class="chart:line">
            <chart:data-point chart:repeated="11"/>
          </chart:series>
          <chart:series chart:style-name="ch11" chart:values-cell-range-address="local-table.$D$2:.$D$12" chart:label-cell-address="local-table.$D$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lha</text:p>
              </table:table-cell>
              <table:table-cell office:value-type="string">
                <text:p>Seleção</text:p>
              </table:table-cell>
              <table:table-cell office:value-type="string">
                <text:p>Inserção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950">
                <text:p>4950</text:p>
              </table:table-cell>
              <table:table-cell office:value-type="float" office:value="4950">
                <text:p>4950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9900">
                <text:p>19900</text:p>
              </table:table-cell>
              <table:table-cell office:value-type="float" office:value="19900">
                <text:p>19900</text:p>
              </table:table-cell>
              <table:table-cell office:value-type="float" office:value="10547">
                <text:p>1054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4850">
                <text:p>44850</text:p>
              </table:table-cell>
              <table:table-cell office:value-type="float" office:value="44850">
                <text:p>44850</text:p>
              </table:table-cell>
              <table:table-cell office:value-type="float" office:value="23190">
                <text:p>2319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79800">
                <text:p>79800</text:p>
              </table:table-cell>
              <table:table-cell office:value-type="float" office:value="79800">
                <text:p>79800</text:p>
              </table:table-cell>
              <table:table-cell office:value-type="float" office:value="37393">
                <text:p>3739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4750">
                <text:p>124750</text:p>
              </table:table-cell>
              <table:table-cell office:value-type="float" office:value="124750">
                <text:p>124750</text:p>
              </table:table-cell>
              <table:table-cell office:value-type="float" office:value="64255">
                <text:p>6425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79700">
                <text:p>179700</text:p>
              </table:table-cell>
              <table:table-cell office:value-type="float" office:value="179700">
                <text:p>179700</text:p>
              </table:table-cell>
              <table:table-cell office:value-type="float" office:value="92209">
                <text:p>9220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44650">
                <text:p>244650</text:p>
              </table:table-cell>
              <table:table-cell office:value-type="float" office:value="244650">
                <text:p>244650</text:p>
              </table:table-cell>
              <table:table-cell office:value-type="float" office:value="124595">
                <text:p>12459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19600">
                <text:p>319600</text:p>
              </table:table-cell>
              <table:table-cell office:value-type="float" office:value="319600">
                <text:p>319600</text:p>
              </table:table-cell>
              <table:table-cell office:value-type="float" office:value="161486">
                <text:p>16148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04550">
                <text:p>404550</text:p>
              </table:table-cell>
              <table:table-cell office:value-type="float" office:value="404550">
                <text:p>404550</text:p>
              </table:table-cell>
              <table:table-cell office:value-type="float" office:value="199298">
                <text:p>19929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99500">
                <text:p>499500</text:p>
              </table:table-cell>
              <table:table-cell office:value-type="float" office:value="499500">
                <text:p>499500</text:p>
              </table:table-cell>
              <table:table-cell office:value-type="float" office:value="246989">
                <text:p>2469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/>
      <style:graphic-properties svg:stroke-width="0.08cm" svg:stroke-color="#ffd320" draw:fill-color="#ffd320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9.018cm" svg:height="4.741cm" xlink:href="." xlink:type="simple" chart:class="chart:line" chart:style-name="ch1">
        <chart:legend chart:legend-position="end" svg:x="6.298cm" svg:y="1.564cm" style:legend-expansion="high" chart:style-name="ch2"/>
        <chart:plot-area chart:style-name="ch3" chart:data-source-has-labels="both" svg:x="1.541cm" svg:y="0.094cm" svg:width="4.577cm" svg:height="3.582cm">
          <chart:coordinate-region svg:x="2.935cm" svg:y="0.296cm" svg:width="3.039cm" svg:height="2.306cm"/>
          <chart:axis chart:dimension="x" chart:name="primary-x" chart:style-name="ch4" chartooo:axis-type="auto">
            <chartooo:date-scale/>
            <chart:title svg:x="2.502cm" svg:y="3.77cm" chart:style-name="ch5">
              <text:p>Tamanho do Vetor</text:p>
            </chart:title>
            <chart:categories table:cell-range-address="local-table.$A$2:.$A$12"/>
          </chart:axis>
          <chart:axis chart:dimension="y" chart:name="primary-y" chart:style-name="ch6">
            <chart:title svg:x="0.451cm" svg:y="3.551cm" chart:style-name="ch7">
              <text:p>Número de Movimentações</text:p>
            </chart:title>
            <chart:grid chart:style-name="ch8" chart:class="major"/>
          </chart:axis>
          <chart:series chart:style-name="ch9" chart:values-cell-range-address="local-table.$B$2:.$B$12" chart:label-cell-address="local-table.$B$1" chart:class="chart:line">
            <chart:data-point chart:repeated="11"/>
          </chart:series>
          <chart:series chart:style-name="ch10" chart:values-cell-range-address="local-table.$C$2:.$C$12" chart:label-cell-address="local-table.$C$1" chart:class="chart:line">
            <chart:data-point chart:repeated="11"/>
          </chart:series>
          <chart:series chart:style-name="ch11" chart:values-cell-range-address="local-table.$D$2:.$D$12" chart:label-cell-address="local-table.$D$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lha</text:p>
              </table:table-cell>
              <table:table-cell office:value-type="string">
                <text:p>Seleção</text:p>
              </table:table-cell>
              <table:table-cell office:value-type="string">
                <text:p>Inserção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837">
                <text:p>6837</text:p>
              </table:table-cell>
              <table:table-cell office:value-type="float" office:value="297">
                <text:p>297</text:p>
              </table:table-cell>
              <table:table-cell office:value-type="float" office:value="2603">
                <text:p>260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2391">
                <text:p>32391</text:p>
              </table:table-cell>
              <table:table-cell office:value-type="float" office:value="597">
                <text:p>597</text:p>
              </table:table-cell>
              <table:table-cell office:value-type="float" office:value="9706">
                <text:p>970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1106">
                <text:p>71106</text:p>
              </table:table-cell>
              <table:table-cell office:value-type="float" office:value="897">
                <text:p>897</text:p>
              </table:table-cell>
              <table:table-cell office:value-type="float" office:value="22013">
                <text:p>2201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22661">
                <text:p>122661</text:p>
              </table:table-cell>
              <table:table-cell office:value-type="float" office:value="1197">
                <text:p>1197</text:p>
              </table:table-cell>
              <table:table-cell office:value-type="float" office:value="41424">
                <text:p>4142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82292">
                <text:p>182292</text:p>
              </table:table-cell>
              <table:table-cell office:value-type="float" office:value="1497">
                <text:p>1497</text:p>
              </table:table-cell>
              <table:table-cell office:value-type="float" office:value="65253">
                <text:p>6525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64321">
                <text:p>264321</text:p>
              </table:table-cell>
              <table:table-cell office:value-type="float" office:value="1797">
                <text:p>1797</text:p>
              </table:table-cell>
              <table:table-cell office:value-type="float" office:value="93407">
                <text:p>9340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63372">
                <text:p>363372</text:p>
              </table:table-cell>
              <table:table-cell office:value-type="float" office:value="2097">
                <text:p>2097</text:p>
              </table:table-cell>
              <table:table-cell office:value-type="float" office:value="125993">
                <text:p>12599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86669">
                <text:p>486669</text:p>
              </table:table-cell>
              <table:table-cell office:value-type="float" office:value="2397">
                <text:p>2397</text:p>
              </table:table-cell>
              <table:table-cell office:value-type="float" office:value="163084">
                <text:p>16308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594762">
                <text:p>594762</text:p>
              </table:table-cell>
              <table:table-cell office:value-type="float" office:value="2697">
                <text:p>2697</text:p>
              </table:table-cell>
              <table:table-cell office:value-type="float" office:value="201096">
                <text:p>20109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61259">
                <text:p>761259</text:p>
              </table:table-cell>
              <table:table-cell office:value-type="float" office:value="2997">
                <text:p>2997</text:p>
              </table:table-cell>
              <table:table-cell office:value-type="float" office:value="248987">
                <text:p>2489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/>
      <style:graphic-properties svg:stroke-width="0.08cm" svg:stroke-color="#ffd320" draw:fill-color="#ffd320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8.417cm" svg:height="5.342cm" xlink:href="." xlink:type="simple" chart:class="chart:line" chart:style-name="ch1">
        <chart:legend chart:legend-position="end" svg:x="5.697cm" svg:y="1.865cm" style:legend-expansion="high" chart:style-name="ch2"/>
        <chart:plot-area chart:style-name="ch3" chart:data-source-has-labels="both" svg:x="1.169cm" svg:y="0.106cm" svg:width="4.36cm" svg:height="4.159cm">
          <chart:coordinate-region svg:x="2.563cm" svg:y="0.308cm" svg:width="2.966cm" svg:height="3.018cm"/>
          <chart:axis chart:dimension="x" chart:name="primary-x" chart:style-name="ch4" chartooo:axis-type="auto">
            <chartooo:date-scale/>
            <chart:title svg:x="2.022cm" svg:y="4.371cm" chart:style-name="ch5">
              <text:p>Tamanho do Vetor</text:p>
            </chart:title>
            <chart:categories table:cell-range-address="local-table.$A$2:.$A$12"/>
          </chart:axis>
          <chart:axis chart:dimension="y" chart:name="primary-y" chart:style-name="ch6">
            <chart:title svg:x="0.451cm" svg:y="4.02cm" chart:style-name="ch7">
              <text:p>Número de Comparações</text:p>
            </chart:title>
            <chart:grid chart:style-name="ch8" chart:class="major"/>
          </chart:axis>
          <chart:series chart:style-name="ch9" chart:values-cell-range-address="local-table.$B$2:.$B$12" chart:label-cell-address="local-table.$B$1" chart:class="chart:line">
            <chart:data-point chart:repeated="11"/>
          </chart:series>
          <chart:series chart:style-name="ch10" chart:values-cell-range-address="local-table.$C$2:.$C$12" chart:label-cell-address="local-table.$C$1" chart:class="chart:line">
            <chart:data-point chart:repeated="11"/>
          </chart:series>
          <chart:series chart:style-name="ch11" chart:values-cell-range-address="local-table.$D$2:.$D$12" chart:label-cell-address="local-table.$D$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lha</text:p>
              </table:table-cell>
              <table:table-cell office:value-type="string">
                <text:p>Seleção</text:p>
              </table:table-cell>
              <table:table-cell office:value-type="string">
                <text:p>Inserção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950">
                <text:p>4950</text:p>
              </table:table-cell>
              <table:table-cell office:value-type="float" office:value="4950">
                <text:p>4950</text:p>
              </table:table-cell>
              <table:table-cell office:value-type="float" office:value="5049">
                <text:p>504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9900">
                <text:p>19900</text:p>
              </table:table-cell>
              <table:table-cell office:value-type="float" office:value="19900">
                <text:p>19900</text:p>
              </table:table-cell>
              <table:table-cell office:value-type="float" office:value="20099">
                <text:p>200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4850">
                <text:p>44850</text:p>
              </table:table-cell>
              <table:table-cell office:value-type="float" office:value="44850">
                <text:p>44850</text:p>
              </table:table-cell>
              <table:table-cell office:value-type="float" office:value="45149">
                <text:p>4514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79800">
                <text:p>79800</text:p>
              </table:table-cell>
              <table:table-cell office:value-type="float" office:value="79800">
                <text:p>79800</text:p>
              </table:table-cell>
              <table:table-cell office:value-type="float" office:value="80199">
                <text:p>8019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4750">
                <text:p>124750</text:p>
              </table:table-cell>
              <table:table-cell office:value-type="float" office:value="124750">
                <text:p>124750</text:p>
              </table:table-cell>
              <table:table-cell office:value-type="float" office:value="125249">
                <text:p>12524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79700">
                <text:p>179700</text:p>
              </table:table-cell>
              <table:table-cell office:value-type="float" office:value="179700">
                <text:p>179700</text:p>
              </table:table-cell>
              <table:table-cell office:value-type="float" office:value="180299">
                <text:p>18029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44650">
                <text:p>244650</text:p>
              </table:table-cell>
              <table:table-cell office:value-type="float" office:value="244650">
                <text:p>244650</text:p>
              </table:table-cell>
              <table:table-cell office:value-type="float" office:value="245349">
                <text:p>24534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19600">
                <text:p>319600</text:p>
              </table:table-cell>
              <table:table-cell office:value-type="float" office:value="319600">
                <text:p>319600</text:p>
              </table:table-cell>
              <table:table-cell office:value-type="float" office:value="320399">
                <text:p>32039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04550">
                <text:p>404550</text:p>
              </table:table-cell>
              <table:table-cell office:value-type="float" office:value="404550">
                <text:p>404550</text:p>
              </table:table-cell>
              <table:table-cell office:value-type="float" office:value="405449">
                <text:p>40544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99500">
                <text:p>499500</text:p>
              </table:table-cell>
              <table:table-cell office:value-type="float" office:value="499500">
                <text:p>499500</text:p>
              </table:table-cell>
              <table:table-cell office:value-type="float" office:value="500499">
                <text:p>5004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/>
      <style:graphic-properties svg:stroke-width="0.08cm" svg:stroke-color="#ffd320" draw:fill-color="#ffd320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8.418cm" svg:height="5.215cm" xlink:href="." xlink:type="simple" chart:class="chart:line" chart:style-name="ch1">
        <chart:legend chart:legend-position="end" svg:x="5.698cm" svg:y="1.801cm" style:legend-expansion="high" chart:style-name="ch2"/>
        <chart:plot-area chart:style-name="ch3" chart:data-source-has-labels="both" svg:x="1.169cm" svg:y="0.104cm" svg:width="4.361cm" svg:height="4.036cm">
          <chart:coordinate-region svg:x="2.754cm" svg:y="0.307cm" svg:width="2.776cm" svg:height="2.894cm"/>
          <chart:axis chart:dimension="x" chart:name="primary-x" chart:style-name="ch4" chartooo:axis-type="auto">
            <chartooo:date-scale/>
            <chart:title svg:x="2.022cm" svg:y="4.244cm" chart:style-name="ch5">
              <text:p>Tamanho do Vetor</text:p>
            </chart:title>
            <chart:categories table:cell-range-address="local-table.$A$2:.$A$12"/>
          </chart:axis>
          <chart:axis chart:dimension="y" chart:name="primary-y" chart:style-name="ch6">
            <chart:title svg:x="0.451cm" svg:y="4.116cm" chart:style-name="ch7">
              <text:p>Número de Movimentações </text:p>
            </chart:title>
            <chart:grid chart:style-name="ch8" chart:class="major"/>
          </chart:axis>
          <chart:series chart:style-name="ch9" chart:values-cell-range-address="local-table.$B$2:.$B$12" chart:label-cell-address="local-table.$B$1" chart:class="chart:line">
            <chart:data-point chart:repeated="11"/>
          </chart:series>
          <chart:series chart:style-name="ch10" chart:values-cell-range-address="local-table.$C$2:.$C$12" chart:label-cell-address="local-table.$C$1" chart:class="chart:line">
            <chart:data-point chart:repeated="11"/>
          </chart:series>
          <chart:series chart:style-name="ch11" chart:values-cell-range-address="local-table.$D$2:.$D$12" chart:label-cell-address="local-table.$D$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lha</text:p>
              </table:table-cell>
              <table:table-cell office:value-type="string">
                <text:p>Seleção</text:p>
              </table:table-cell>
              <table:table-cell office:value-type="string">
                <text:p>Inserção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4850">
                <text:p>14850</text:p>
              </table:table-cell>
              <table:table-cell office:value-type="float" office:value="297">
                <text:p>297</text:p>
              </table:table-cell>
              <table:table-cell office:value-type="float" office:value="5148">
                <text:p>514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9700">
                <text:p>59700</text:p>
              </table:table-cell>
              <table:table-cell office:value-type="float" office:value="597">
                <text:p>597</text:p>
              </table:table-cell>
              <table:table-cell office:value-type="float" office:value="20298">
                <text:p>2029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34550">
                <text:p>134550</text:p>
              </table:table-cell>
              <table:table-cell office:value-type="float" office:value="897">
                <text:p>897</text:p>
              </table:table-cell>
              <table:table-cell office:value-type="float" office:value="45148">
                <text:p>4514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39400">
                <text:p>239400</text:p>
              </table:table-cell>
              <table:table-cell office:value-type="float" office:value="1197">
                <text:p>1197</text:p>
              </table:table-cell>
              <table:table-cell office:value-type="float" office:value="80198">
                <text:p>8019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74250">
                <text:p>374250</text:p>
              </table:table-cell>
              <table:table-cell office:value-type="float" office:value="1497">
                <text:p>1497</text:p>
              </table:table-cell>
              <table:table-cell office:value-type="float" office:value="125248">
                <text:p>12524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39100">
                <text:p>539100</text:p>
              </table:table-cell>
              <table:table-cell office:value-type="float" office:value="1797">
                <text:p>1797</text:p>
              </table:table-cell>
              <table:table-cell office:value-type="float" office:value="180298">
                <text:p>18029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33950">
                <text:p>733950</text:p>
              </table:table-cell>
              <table:table-cell office:value-type="float" office:value="2097">
                <text:p>2097</text:p>
              </table:table-cell>
              <table:table-cell office:value-type="float" office:value="245348">
                <text:p>24534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958800">
                <text:p>958800</text:p>
              </table:table-cell>
              <table:table-cell office:value-type="float" office:value="2397">
                <text:p>2397</text:p>
              </table:table-cell>
              <table:table-cell office:value-type="float" office:value="321198">
                <text:p>32119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213650">
                <text:p>1213650</text:p>
              </table:table-cell>
              <table:table-cell office:value-type="float" office:value="2697">
                <text:p>2697</text:p>
              </table:table-cell>
              <table:table-cell office:value-type="float" office:value="406348">
                <text:p>40634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498500">
                <text:p>1498500</text:p>
              </table:table-cell>
              <table:table-cell office:value-type="float" office:value="2997">
                <text:p>2997</text:p>
              </table:table-cell>
              <table:table-cell office:value-type="float" office:value="501498">
                <text:p>50149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